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1bd" officeooo:paragraph-rsid="000731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8:33:35.545207454</meta:creation-date>
    <dc:date>2023-04-26T18:33:56.280908483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7.3.6.2$Linux_X86_64 LibreOffice_project/30$Build-2</meta:generator>
  </office:meta>
</office:document-meta>
</file>